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FreeMono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"/>
    </style:style>
    <style:style style:name="T3" style:family="text">
      <style:text-properties style:font-name="FreeMono" fo:font-weight="bold" style:font-weight-asian="bold" style:font-weight-complex="bold"/>
    </style:style>
    <style:style style:name="T4" style:family="text">
      <style:text-properties style:font-name="FreeMono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UALE BISON</text:p>
      <text:p text:style-name="P7">(A partire dal paragrafo 3.5 – “Definendo la semantica del linguaggio”)</text:p>
      <text:p text:style-name="P1"/>
      <text:p text:style-name="P1"/>
      <text:p text:style-name="P3">3.5 – Definendo la semantica del linguaggio</text:p>
      <text:p text:style-name="P1"/>
      <text:p text:style-name="P2">Le regole grammaticali per un linguaggio determinano solo la sintassi. Le semantiche sono determinate dai valori semantici associati con i vari token e raggruppamenti e dalle azioni intraprese quando diversi raggruppamenti vengono riconosciuti.</text:p>
      <text:p text:style-name="P2">Per esempio, la calcolatrice calcola in modo appropriato poiché i valori associati con ciascuna espressione è il numero giusto; addiziona correttamente poiché l'azione per il raggruppamento “x+y” è aggiungere i numeri associati a x e y.</text:p>
      <text:p text:style-name="P2"/>
      <text:p text:style-name="P3">3.5.1 - Tipi di dati e valori semantici</text:p>
      <text:p text:style-name="P2"/>
      <text:p text:style-name="P2">In un semplice programma potrebbe essere sufficiente usare lo stesso tipo di dato per il valore semantico di tutti i costrutti del linguaggio. Questo era vero negli RPN (vedere sezione 2.1 <text:span text:style-name="T1">Reverse Polish Notation Calculator</text:span>) <text:s/>e negli esempi di calcolatori infissi (?, ndt).</text:p>
      <text:p text:style-name="P2">Bison normalmente usa il tipo <text:span text:style-name="T1">int</text:span> per i valori semantici se il tuo programma usa lo stesso tipo di dato per ogni costrutto del linguaggio. Per specificare un altro tipo, definire <text:span text:style-name="T4">YYSTYPE</text:span> come una macro, così:</text:p>
      <text:p text:style-name="P2"/>
      <text:p text:style-name="P5">#define YYSTYPE double</text:p>
      <text:p text:style-name="P2"/>
      <text:p text:style-name="P2">Il sostituto di YYSTYPE dovrebbe essere un nome di un tipo che non contiene parentesi tonde o quadre. Questa definizione di macro deve andare nel prologo del file della grammatica.</text:p>
      <text:p text:style-name="P2"/>
      <text:p text:style-name="P3">3.5.2 – Più di un valore di tipo</text:p>
      <text:p text:style-name="P2"/>
      <text:p text:style-name="P2">Nella maggior parte dei programmi si avrà bisogno di differenti tipi di dati per diversi generi di token e raggruppamenti. Per esempio, una costante numerica potrebbe aver bisogno di un int o un long int, mentre una stringa costante ha bisogno di un char* e un identificatore di un puntatore ad una entry della symbol table.</text:p>
      <text:p text:style-name="P2">Per usare più di un tipo di dato per i valori semantici in un parser, Bison ha bisogno che tu faccia due cose:</text:p>
      <text:p text:style-name="P2">-Specificare l'intera collezione dei possibili tipi di dati, usando la dichiarazione di Bison <text:span text:style-name="T2">%union</text:span> (vedere sezione 3.7.4), oppure usando una <text:span text:style-name="T2">typedef</text:span> o una <text:span text:style-name="T2">#define</text:span> per definire <text:span text:style-name="T2">YYSTYPE</text:span> come un tipo unione i cui nomi membri sono le etichette dei tipi;</text:p>
      <text:p text:style-name="P2">-Scegliere uno di questi tipi per ciascun simbolo (terminale o non-terminale) per il quale il valore semantico è usato. Ciò è possibile farlo attraverso la dichiarazione Bison <text:span text:style-name="T2">%token</text:span> (vedere sezione 3.7.2) e per raggruppamenti con la dichiarazione Bison <text:span text:style-name="T2">%type</text:span> (vedere sezione 3.7.5).</text:p>
      <text:p text:style-name="P2"/>
      <text:p text:style-name="P3">3.5.3 – Azioni</text:p>
      <text:p text:style-name="P2"/>
      <text:p text:style-name="P2">Un'azione accompagna una regola sintattica e contiene del codice C da eseguire ogni volta che un istanza di quella regola viene riconosciuta. Il compito della maggior parte delle azioni è di calcolare un valore semantico per il raggruppamento costruito dalla regola dai valori semantici associati con i token o con raggruppamenti più piccoli.</text:p>
      <text:p text:style-name="P2">Un'azione consiste di un codice in parentesi in asserzioni C e può essere posizionato in qualsiasi posizione nella regola; verrà eseguito in quella posizione. La maggior parte delle regole hanno solo un'azione alla fine della regola, che segue tutti i componenti. Azioni nel mezzo della regola possono giocare scherzi e sono usati solo per scopi speciali (vedere sezione 3.5.5).</text:p>
      <text:p text:style-name="P2"><text:soft-page-break/>Il codice C in un'azione può riferirsi ai valori semantici dei componenti corrisposti dalla regola con il costrutto <text:span text:style-name="T2">$n</text:span>, che sta per il valore dell'n-esimo componente. Il valore semantico per il raggruppamento costruito è <text:span text:style-name="T2">$$</text:span>. Inoltre, i valori semantici dei simboli possono essere accessi con il costrutto referenziato dai nomi (“named references construct”, ndt) <text:span text:style-name="T2">$name</text:span> oppure <text:span text:style-name="T2">$[name]</text:span>.</text:p>
      <text:p text:style-name="P2">Bison traduce entrambi questi costrutti in espressioni del tipo appropriato quando copia l'azione nel file di implementazione del parser. <text:span text:style-name="T2">$$</text:span> (oppure <text:span text:style-name="T2">$name</text:span> quando sta per il raggruppamento corrente) viene tradotto in un <text:span text:style-name="T2">lvalue</text:span> modificabile, in modo da poter essere assegnato.</text:p>
      <text:p text:style-name="P2">Segue un tipico esempio:</text:p>
      <text:p text:style-name="P2"/>
      <text:p text:style-name="P4">exp:<text:tab/>...</text:p>
      <text:p text:style-name="P4"><text:tab/>| exp ’+’ exp</text:p>
      <text:p text:style-name="P4"><text:tab/>{ $$ = $1 + $3; }</text:p>
      <text:p text:style-name="P4"/>
      <text:p text:style-name="P2">Oppure, in termini di riferimenti con nome:</text:p>
      <text:p text:style-name="P2"/>
      <text:p text:style-name="P4">exp[result]:<text:tab/>...</text:p>
      <text:p text:style-name="P4"><text:tab/>| exp[left] ’+’ exp[right]</text:p>
      <text:p text:style-name="P4"><text:tab/> <text:s text:c="2"/>{ $result = $left + $right; }</text:p>
      <text:p text:style-name="P2"/>
      <text:p text:style-name="P2">Questa regola costruisce una <text:span text:style-name="T2">exp</text:span> da due più raggruppamenti <text:span text:style-name="T2">exp</text:span> più piccoli connessi da un token di simbolo +. Nell'azione <text:span text:style-name="T2">$1</text:span> e <text:span text:style-name="T2">$3</text:span> (<text:span text:style-name="T2">$left</text:span> e <text:span text:style-name="T2">$right</text:span>) si riferiscono ai valori semantici dei due componenti del raggruppamento <text:span text:style-name="T2">exp</text:span>, che sono il primo e il terzo simbolo sul lato destro della regola. La somma è memorizzata in <text:span text:style-name="T2">$$</text:span> (<text:span text:style-name="T2">$result</text:span>) così che diventa il valore semantico dell'espressione di addizione appena riconosciuta dalla regola. Se ci fosse stato un valore semantico utile associato con il token “+”, ci si sarebbe potuti riferire con <text:span text:style-name="T2">$2</text:span>.</text:p>
      <text:p text:style-name="P2">Vedere sezione 3.5.6, per maggiori informazioni circa l'uso dei costrutti di riferimenti con nome (“named references construct”, ndt).</text:p>
      <text:p text:style-name="P2">Notare che il pipe “|” è davvero un separatore di regole e le azioni sono collegate ad una singola regola. Ciò è differente rispetto a strumenti come Flex, per i quali “|” sta o per “oppure”, o “la stessa azione della successiva regola”. Nel seguente esempio, l'azione è innescata solo quando è trovata la 'b':</text:p>
      <text:p text:style-name="P2"/>
      <text:p text:style-name="P4">a-or-b: ’a’|’b’<text:tab/>{ a_or_b_found = 1; };</text:p>
      <text:p text:style-name="P2"/>
      <text:p text:style-name="P2">Se non specifichi alcuna azione una regola, Bison, provvede di defalut a fare: <text:span text:style-name="T2">$$=$1</text:span>. Così, il valore del primo simbolo della regola diventa il valore dell'intera rego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s </meta:initial-creator>
    <meta:creation-date>2012-02-27T18:52:17</meta:creation-date>
    <dc:date>2012-02-27T20:19:59</dc:date>
    <dc:creator>Ros </dc:creator>
    <meta:editing-duration>PT01H27M43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2" meta:paragraph-count="33" meta:word-count="839" meta:character-count="5109"/>
  </office:meta>
</office:document-meta>
</file>